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89bfe" officeooo:paragraph-rsid="00189bfe"/>
    </style:style>
    <style:style style:name="P2" style:family="paragraph" style:parent-style-name="Text_20_body">
      <style:text-properties officeooo:rsid="0018d89a" officeooo:paragraph-rsid="0018d89a"/>
    </style:style>
    <style:style style:name="P3" style:family="paragraph" style:parent-style-name="Title">
      <style:text-properties officeooo:rsid="00189bfe" officeooo:paragraph-rsid="00189bfe"/>
    </style:style>
    <style:style style:name="P4" style:family="paragraph" style:parent-style-name="Subtitle">
      <style:text-properties officeooo:rsid="00189bfe" officeooo:paragraph-rsid="00189bfe"/>
    </style:style>
    <style:style style:name="P5" style:family="paragraph" style:parent-style-name="Text_20_body">
      <style:text-properties officeooo:rsid="0018d89a" officeooo:paragraph-rsid="0018d89a"/>
    </style:style>
    <style:style style:name="P6" style:family="paragraph" style:parent-style-name="Text_20_body">
      <style:text-properties officeooo:rsid="00189bfe" officeooo:paragraph-rsid="00189bfe"/>
    </style:style>
    <style:style style:name="P7" style:family="paragraph" style:parent-style-name="Text_20_body">
      <style:text-properties officeooo:paragraph-rsid="00189bfe"/>
    </style:style>
    <style:style style:name="P8" style:family="paragraph" style:parent-style-name="Text_20_body">
      <style:text-properties officeooo:paragraph-rsid="001d3c39"/>
    </style:style>
    <style:style style:name="P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3cm" fo:text-indent="-0.635cm" fo:margin-left="0.9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8cm" fo:text-indent="-0.635cm" fo:margin-left="1.56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3cm" fo:text-indent="-0.635cm" fo:margin-left="2.20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8cm" fo:text-indent="-0.635cm" fo:margin-left="2.8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08cm" fo:text-indent="-0.635cm" fo:margin-left="4.1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78cm" fo:text-indent="-0.635cm" fo:margin-left="5.37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48cm" fo:text-indent="-0.635cm" fo:margin-left="6.648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dienkonzept</text:p>
      <text:p text:style-name="P4">der Fröbelschule Offenbach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234_833287425" text:style-name="Index_20_Link" text:visited-style-name="Index_20_Link">1. Ziele<text:tab/>2</text:a></text:p>
          <text:p text:style-name="P10"><text:a xlink:type="simple" xlink:href="#__RefHeading___Toc236_833287425" text:style-name="Index_20_Link" text:visited-style-name="Index_20_Link">2. Medienausstattung<text:tab/>3</text:a></text:p>
          <text:p text:style-name="P11"><text:a xlink:type="simple" xlink:href="#__RefHeading___Toc238_833287425" text:style-name="Index_20_Link" text:visited-style-name="Index_20_Link">2.1. PCs<text:tab/>3</text:a></text:p>
          <text:p text:style-name="P11"><text:a xlink:type="simple" xlink:href="#__RefHeading___Toc240_833287425" text:style-name="Index_20_Link" text:visited-style-name="Index_20_Link">2.2. Notebooks<text:tab/>3</text:a></text:p>
          <text:p text:style-name="P9"><text:a xlink:type="simple" xlink:href="#__RefHeading___Toc242_833287425" text:style-name="Index_20_Link" text:visited-style-name="Index_20_Link">2.2.1. Klassen-Notebooks<text:tab/>3</text:a></text:p>
          <text:p text:style-name="P9"><text:a xlink:type="simple" xlink:href="#__RefHeading___Toc250_833287425" text:style-name="Index_20_Link" text:visited-style-name="Index_20_Link">2.2.2. Schul-Notebooks<text:tab/>3</text:a></text:p>
          <text:p text:style-name="P11"><text:a xlink:type="simple" xlink:href="#__RefHeading___Toc252_833287425" text:style-name="Index_20_Link" text:visited-style-name="Index_20_Link">2.3. MacBooks<text:tab/>3</text:a></text:p>
          <text:p text:style-name="P11"><text:a xlink:type="simple" xlink:href="#__RefHeading___Toc254_833287425" text:style-name="Index_20_Link" text:visited-style-name="Index_20_Link">2.4. Smartboard<text:tab/>3</text:a></text:p>
          <text:p text:style-name="P11"><text:a xlink:type="simple" xlink:href="#__RefHeading___Toc256_833287425" text:style-name="Index_20_Link" text:visited-style-name="Index_20_Link">2.5. Beamer-PC<text:tab/>3</text:a></text:p>
          <text:p text:style-name="P11"><text:a xlink:type="simple" xlink:href="#__RefHeading___Toc258_833287425" text:style-name="Index_20_Link" text:visited-style-name="Index_20_Link">2.6. Netzwerk<text:tab/>3</text:a></text:p>
          <text:p text:style-name="P11"><text:a xlink:type="simple" xlink:href="#__RefHeading___Toc260_833287425" text:style-name="Index_20_Link" text:visited-style-name="Index_20_Link">2.7. Drucker<text:tab/>3</text:a></text:p>
          <text:p text:style-name="P10"><text:a xlink:type="simple" xlink:href="#__RefHeading___Toc262_833287425" text:style-name="Index_20_Link" text:visited-style-name="Index_20_Link">3. Lehrerarbeitsplätze<text:tab/>3</text:a></text:p>
          <text:p text:style-name="P11"><text:a xlink:type="simple" xlink:href="#__RefHeading___Toc264_833287425" text:style-name="Index_20_Link" text:visited-style-name="Index_20_Link">3.1. Zweck<text:tab/>3</text:a></text:p>
          <text:p text:style-name="P9"><text:a xlink:type="simple" xlink:href="#__RefHeading___Toc266_833287425" text:style-name="Index_20_Link" text:visited-style-name="Index_20_Link">3.1.1. Unterrichtsvorbereitung<text:tab/>3</text:a></text:p>
          <text:p text:style-name="P9"><text:a xlink:type="simple" xlink:href="#__RefHeading___Toc268_833287425" text:style-name="Index_20_Link" text:visited-style-name="Index_20_Link">3.1.2. Zeugnisse und Förderpläne<text:tab/>3</text:a></text:p>
          <text:p text:style-name="P11"><text:a xlink:type="simple" xlink:href="#__RefHeading___Toc270_833287425" text:style-name="Index_20_Link" text:visited-style-name="Index_20_Link">3.2. Standorte<text:tab/>3</text:a></text:p>
          <text:p text:style-name="P11"><text:a xlink:type="simple" xlink:href="#__RefHeading___Toc272_833287425" text:style-name="Index_20_Link" text:visited-style-name="Index_20_Link">3.3. Verfügbare Softwarelizenzen<text:tab/>3</text:a></text:p>
          <text:p text:style-name="P10"><text:a xlink:type="simple" xlink:href="#__RefHeading___Toc274_833287425" text:style-name="Index_20_Link" text:visited-style-name="Index_20_Link">4. Kommunikationsmedien (UK)<text:tab/>3</text:a></text:p>
          <text:p text:style-name="P11"><text:a xlink:type="simple" xlink:href="#__RefHeading___Toc276_833287425" text:style-name="Index_20_Link" text:visited-style-name="Index_20_Link">4.1. UK-iPads<text:tab/>3</text:a></text:p>
          <text:p text:style-name="P11"><text:a xlink:type="simple" xlink:href="#__RefHeading___Toc278_833287425" text:style-name="Index_20_Link" text:visited-style-name="Index_20_Link">4.2. UK Koffer<text:tab/>3</text:a></text:p>
          <text:p text:style-name="P10"><text:a xlink:type="simple" xlink:href="#__RefHeading___Toc280_833287425" text:style-name="Index_20_Link" text:visited-style-name="Index_20_Link">5. Lernmedien (Lesen, Schreiben, Rechnen etc.)<text:tab/>3</text:a></text:p>
          <text:p text:style-name="P11"><text:a xlink:type="simple" xlink:href="#__RefHeading___Toc282_833287425" text:style-name="Index_20_Link" text:visited-style-name="Index_20_Link">5.1. Arbeits-iPads<text:tab/>3</text:a></text:p>
          <text:p text:style-name="P11"><text:a xlink:type="simple" xlink:href="#__RefHeading___Toc284_833287425" text:style-name="Index_20_Link" text:visited-style-name="Index_20_Link">5.2. PCs<text:tab/>4</text:a></text:p>
          <text:p text:style-name="P11"><text:a xlink:type="simple" xlink:href="#__RefHeading___Toc286_833287425" text:style-name="Index_20_Link" text:visited-style-name="Index_20_Link">5.3. Smartboard<text:tab/>4</text:a></text:p>
          <text:p text:style-name="P10"><text:a xlink:type="simple" xlink:href="#__RefHeading___Toc288_833287425" text:style-name="Index_20_Link" text:visited-style-name="Index_20_Link">6. Website<text:tab/>4</text:a></text:p>
          <text:p text:style-name="P11"><text:a xlink:type="simple" xlink:href="#__RefHeading___Toc290_833287425" text:style-name="Index_20_Link" text:visited-style-name="Index_20_Link">6.1. Programme und Konzepte<text:tab/>4</text:a></text:p>
          <text:p text:style-name="P11"><text:a xlink:type="simple" xlink:href="#__RefHeading___Toc292_833287425" text:style-name="Index_20_Link" text:visited-style-name="Index_20_Link">6.2. Verwaltung und Organisation<text:tab/>4</text:a></text:p>
          <text:p text:style-name="P10"><text:a xlink:type="simple" xlink:href="#__RefHeading___Toc294_833287425" text:style-name="Index_20_Link" text:visited-style-name="Index_20_Link">7. Verwaltung<text:tab/>4</text:a></text:p>
          <text:p text:style-name="P11"><text:a xlink:type="simple" xlink:href="#__RefHeading___Toc296_833287425" text:style-name="Index_20_Link" text:visited-style-name="Index_20_Link">7.1. Netzwerk Administration<text:tab/>4</text:a></text:p>
          <text:p text:style-name="P11"><text:a xlink:type="simple" xlink:href="#__RefHeading___Toc298_833287425" text:style-name="Index_20_Link" text:visited-style-name="Index_20_Link">7.2. iPad Administration (Apple-ID, VPP)<text:tab/>4</text:a></text:p>
          <text:p text:style-name="P11"><text:a xlink:type="simple" xlink:href="#__RefHeading___Toc300_833287425" text:style-name="Index_20_Link" text:visited-style-name="Index_20_Link">7.3. sontige IT<text:tab/>4</text:a></text:p>
          <text:p text:style-name="P10"><text:a xlink:type="simple" xlink:href="#__RefHeading___Toc302_833287425" text:style-name="Index_20_Link" text:visited-style-name="Index_20_Link">8. Anschaffung<text:tab/>4</text:a></text:p>
          <text:p text:style-name="P11"><text:a xlink:type="simple" xlink:href="#__RefHeading___Toc304_833287425" text:style-name="Index_20_Link" text:visited-style-name="Index_20_Link">8.1. Spendengelder (Förderverein)<text:tab/>4</text:a></text:p>
          <text:p text:style-name="P11"><text:a xlink:type="simple" xlink:href="#__RefHeading___Toc306_833287425" text:style-name="Index_20_Link" text:visited-style-name="Index_20_Link">8.2. Schulamt<text:tab/>4</text:a></text:p>
          <text:p text:style-name="P10"><text:a xlink:type="simple" xlink:href="#__RefHeading___Toc308_833287425" text:style-name="Index_20_Link" text:visited-style-name="Index_20_Link">9. Verankerung im Kollegium<text:tab/>4</text:a></text:p>
          <text:p text:style-name="P11"><text:a xlink:type="simple" xlink:href="#__RefHeading___Toc310_833287425" text:style-name="Index_20_Link" text:visited-style-name="Index_20_Link">9.1. Fortbildungen<text:tab/>4</text:a></text:p>
          <text:p text:style-name="P11"><text:a xlink:type="simple" xlink:href="#__RefHeading___Toc312_833287425" text:style-name="Index_20_Link" text:visited-style-name="Index_20_Link">9.2. Evaluation<text:tab/>4</text:a></text:p>
        </text:index-body>
      </text:table-of-content>
      <text:p text:style-name="P1"/>
      <text:p text:style-name="P7"/>
      <text:p text:style-name="Text_20_body"><text:line-break/></text:p>
      <text:h text:style-name="Heading_20_1" text:outline-level="1"><text:bookmark-start text:name="__RefHeading___Toc234_833287425"/><text:soft-page-break/>Ziele<text:bookmark-end text:name="__RefHeading___Toc234_833287425"/></text:h>
      <text:p text:style-name="P1">Der Umgang mit neuen Medien wird als vierte Kulturtechnik etabliert. Das heißt, dass jeder Schüler regelmäßig wöchentlich Zugang zu einem entsprechenden Gerät hat.</text:p>
      <text:p text:style-name="Text_20_body">Im Förderschulischen Bereich geht die Medienbildung und Medienkopetenz einher mit der unterstützten Kommunikation. Durch digitale Medien werden SuS die Teilhabe am schulischen Alltag erleichtert.</text:p>
      <text:p text:style-name="P2">Für die LuL wird digitale Kommunikation zum alltäglichen Bestandteil der Koordination, Kooperation und Vorbereitung. Unterrichtsmaterialien können auf digitalem Wege ausgetauscht und in den Unterricht gebracht werden.</text:p>
      <text:p text:style-name="P2">Der IT-Beauftragte und die UK-Gruppe verwalten die Geräte.</text:p>
      <text:p text:style-name="P2">Das Konzept gibt den Stand der gegenwärtigen Entwicklung wieder. Gleichzeitig werden Perspektiven für die Zukunft aufgezeigt. Dies schließt insbesondere die Weiterentwicklung des Medienkonzepts selbst ein.</text:p>
      <text:h text:style-name="Heading_20_1" text:outline-level="1"><text:bookmark-start text:name="__RefHeading___Toc236_833287425"/><text:soft-page-break/>Medienausstattung<text:bookmark-end text:name="__RefHeading___Toc236_833287425"/></text:h>
      <text:h text:style-name="Heading_20_2" text:outline-level="2"><text:bookmark-start text:name="__RefHeading___Toc238_833287425"/>PCs<text:bookmark-end text:name="__RefHeading___Toc238_833287425"/></text:h>
      <text:h text:style-name="Heading_20_2" text:outline-level="2"><text:bookmark-start text:name="__RefHeading___Toc240_833287425"/>Notebooks<text:bookmark-end text:name="__RefHeading___Toc240_833287425"/></text:h>
      <text:h text:style-name="Heading_20_3" text:outline-level="3"><text:bookmark-start text:name="__RefHeading___Toc242_833287425"/>Klassen-Notebooks<text:bookmark-end text:name="__RefHeading___Toc242_833287425"/></text:h>
      <text:h text:style-name="Heading_20_3" text:outline-level="3"><text:bookmark-start text:name="__RefHeading___Toc250_833287425"/>Schul-Notebooks<text:bookmark-end text:name="__RefHeading___Toc250_833287425"/></text:h>
      <text:h text:style-name="Heading_20_2" text:outline-level="2"><text:bookmark-start text:name="__RefHeading___Toc252_833287425"/>MacBooks<text:bookmark-end text:name="__RefHeading___Toc252_833287425"/></text:h>
      <text:h text:style-name="Heading_20_2" text:outline-level="2"><text:bookmark-start text:name="__RefHeading___Toc254_833287425"/>Smartboard<text:bookmark-end text:name="__RefHeading___Toc254_833287425"/></text:h>
      <text:h text:style-name="Heading_20_2" text:outline-level="2"><text:bookmark-start text:name="__RefHeading___Toc256_833287425"/>Beamer-PC<text:bookmark-end text:name="__RefHeading___Toc256_833287425"/></text:h>
      <text:h text:style-name="Heading_20_2" text:outline-level="2"><text:bookmark-start text:name="__RefHeading___Toc258_833287425"/>Netzwerk<text:bookmark-end text:name="__RefHeading___Toc258_833287425"/></text:h>
      <text:h text:style-name="Heading_20_2" text:outline-level="2"><text:bookmark-start text:name="__RefHeading___Toc260_833287425"/>Drucker<text:bookmark-end text:name="__RefHeading___Toc260_833287425"/></text:h>
      <text:h text:style-name="Heading_20_1" text:outline-level="1"><text:bookmark-start text:name="__RefHeading___Toc262_833287425"/>Lehrerarbeitsplätze<text:bookmark-end text:name="__RefHeading___Toc262_833287425"/></text:h>
      <text:h text:style-name="Heading_20_2" text:outline-level="2"><text:bookmark-start text:name="__RefHeading___Toc264_833287425"/>Zweck<text:bookmark-end text:name="__RefHeading___Toc264_833287425"/></text:h>
      <text:h text:style-name="Heading_20_3" text:outline-level="3"><text:bookmark-start text:name="__RefHeading___Toc266_833287425"/>Unterrichtsvorbereitung<text:bookmark-end text:name="__RefHeading___Toc266_833287425"/></text:h>
      <text:h text:style-name="Heading_20_3" text:outline-level="3"><text:bookmark-start text:name="__RefHeading___Toc268_833287425"/>Zeugnisse und Förderpläne<text:bookmark-end text:name="__RefHeading___Toc268_833287425"/></text:h>
      <text:h text:style-name="Heading_20_2" text:outline-level="2"><text:bookmark-start text:name="__RefHeading___Toc270_833287425"/>Standorte<text:bookmark-end text:name="__RefHeading___Toc270_833287425"/></text:h>
      <text:h text:style-name="Heading_20_2" text:outline-level="2"><text:bookmark-start text:name="__RefHeading___Toc272_833287425"/>Verfügbare Softwarelizenzen<text:bookmark-end text:name="__RefHeading___Toc272_833287425"/></text:h>
      <text:h text:style-name="Heading_20_1" text:outline-level="1"><text:bookmark-start text:name="__RefHeading___Toc274_833287425"/>Kommunikationsmedien (UK)<text:bookmark-end text:name="__RefHeading___Toc274_833287425"/></text:h>
      <text:h text:style-name="Heading_20_2" text:outline-level="2"><text:bookmark-start text:name="__RefHeading___Toc276_833287425"/>UK-iPads<text:bookmark-end text:name="__RefHeading___Toc276_833287425"/></text:h>
      <text:h text:style-name="Heading_20_2" text:outline-level="2"><text:bookmark-start text:name="__RefHeading___Toc278_833287425"/>UK Koffer<text:bookmark-end text:name="__RefHeading___Toc278_833287425"/></text:h>
      <text:h text:style-name="Heading_20_1" text:outline-level="1"><text:bookmark-start text:name="__RefHeading___Toc280_833287425"/>Lernmedien (Lesen, Schreiben, Rechnen etc.)<text:bookmark-end text:name="__RefHeading___Toc280_833287425"/></text:h>
      <text:h text:style-name="Heading_20_2" text:outline-level="2"><text:bookmark-start text:name="__RefHeading___Toc282_833287425"/>Arbeits-iPads<text:bookmark-end text:name="__RefHeading___Toc282_833287425"/></text:h>
      <text:h text:style-name="Heading_20_2" text:outline-level="2"><text:bookmark-start text:name="__RefHeading___Toc284_833287425"/><text:soft-page-break/>PCs<text:bookmark-end text:name="__RefHeading___Toc284_833287425"/></text:h>
      <text:h text:style-name="Heading_20_2" text:outline-level="2"><text:bookmark-start text:name="__RefHeading___Toc286_833287425"/>Smartboard<text:bookmark-end text:name="__RefHeading___Toc286_833287425"/></text:h>
      <text:h text:style-name="Heading_20_1" text:outline-level="1"><text:bookmark-start text:name="__RefHeading___Toc288_833287425"/>Website<text:bookmark-end text:name="__RefHeading___Toc288_833287425"/></text:h>
      <text:h text:style-name="Heading_20_2" text:outline-level="2"><text:bookmark-start text:name="__RefHeading___Toc290_833287425"/>Programme und Konzepte<text:bookmark-end text:name="__RefHeading___Toc290_833287425"/></text:h>
      <text:h text:style-name="Heading_20_2" text:outline-level="2"><text:bookmark-start text:name="__RefHeading___Toc292_833287425"/>Verwaltung und Organisation<text:bookmark-end text:name="__RefHeading___Toc292_833287425"/></text:h>
      <text:h text:style-name="Heading_20_1" text:outline-level="1"><text:bookmark-start text:name="__RefHeading___Toc294_833287425"/>Verwaltung<text:bookmark-end text:name="__RefHeading___Toc294_833287425"/></text:h>
      <text:h text:style-name="Heading_20_2" text:outline-level="2"><text:bookmark-start text:name="__RefHeading___Toc296_833287425"/>Netzwerk Administration<text:bookmark-end text:name="__RefHeading___Toc296_833287425"/></text:h>
      <text:h text:style-name="Heading_20_2" text:outline-level="2"><text:bookmark-start text:name="__RefHeading___Toc298_833287425"/>iPad Administration (Apple-ID, VPP)<text:bookmark-end text:name="__RefHeading___Toc298_833287425"/></text:h>
      <text:h text:style-name="Heading_20_2" text:outline-level="2"><text:bookmark-start text:name="__RefHeading___Toc300_833287425"/>sontige IT<text:bookmark-end text:name="__RefHeading___Toc300_833287425"/></text:h>
      <text:h text:style-name="Heading_20_1" text:outline-level="1"><text:bookmark-start text:name="__RefHeading___Toc302_833287425"/>Anschaffung<text:bookmark-end text:name="__RefHeading___Toc302_833287425"/></text:h>
      <text:h text:style-name="Heading_20_2" text:outline-level="2"><text:bookmark-start text:name="__RefHeading___Toc304_833287425"/>Spendengelder (Förderverein)<text:bookmark-end text:name="__RefHeading___Toc304_833287425"/></text:h>
      <text:h text:style-name="Heading_20_2" text:outline-level="2"><text:bookmark-start text:name="__RefHeading___Toc306_833287425"/>Schulamt<text:bookmark-end text:name="__RefHeading___Toc306_833287425"/></text:h>
      <text:h text:style-name="Heading_20_1" text:outline-level="1"><text:bookmark-start text:name="__RefHeading___Toc308_833287425"/>Verankerung im Kollegium<text:bookmark-end text:name="__RefHeading___Toc308_833287425"/></text:h>
      <text:h text:style-name="Heading_20_2" text:outline-level="2"><text:bookmark-start text:name="__RefHeading___Toc310_833287425"/>Fortbildungen<text:bookmark-end text:name="__RefHeading___Toc310_833287425"/></text:h>
      <text:h text:style-name="Heading_20_2" text:outline-level="2"><text:bookmark-start text:name="__RefHeading___Toc312_833287425"/>Evaluation<text:bookmark-end text:name="__RefHeading___Toc312_833287425"/></text:h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44:58.072149726</meta:creation-date>
    <dc:date>2019-01-21T13:07:30.934978653</dc:date>
    <meta:editing-duration>PT13M38S</meta:editing-duration>
    <meta:editing-cycles>2</meta:editing-cycles>
    <meta:generator>LibreOffice/5.4.6.2$MacOSX_X86_64 LibreOffice_project/4014ce260a04f1026ba855d3b8d91541c224eab8</meta:generator>
    <meta:document-statistic meta:table-count="0" meta:image-count="0" meta:object-count="0" meta:page-count="4" meta:paragraph-count="83" meta:word-count="340" meta:character-count="2392" meta:non-whitespace-character-count="2170"/>
  </office:meta>
</office:document-meta>
</file>